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宋體 TW Heavy" svg:font-family="'思源宋體 TW Heavy'" style:font-adornments="Heavy" style:font-family-generic="roman" style:font-pitch="variable"/>
    <style:font-face style:name="思源宋體 TW SemiBold" svg:font-family="'思源宋體 TW SemiBold'" style:font-family-generic="roman" style:font-pitch="variable"/>
    <style:font-face style:name="Noto Sans Mono CJK TC Regular" svg:font-family="'Noto Sans Mono CJK TC Regular'" style:font-adornments="標準" style:font-family-generic="swiss" style:font-pitch="variable"/>
    <style:font-face style:name="Arial" svg:font-family="Arial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0.75cm" fo:min-width="4.5cm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0.75cm" fo:min-width="4.5cm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0.75cm" fo:min-width="4.5cm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0.75cm" fo:min-width="4.5cm"/>
    </style:style>
    <style:style style:name="gr6" style:family="graphic" style:parent-style-name="objectwithoutfill">
      <style:graphic-properties svg:stroke-width="0.05cm" svg:stroke-color="#0000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33cm"/>
    </style:style>
    <style:style style:name="gr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0.75cm" fo:min-width="4.5cm"/>
    </style:style>
    <style:style style:name="gr10" style:family="graphic" style:parent-style-name="objectwithoutfill">
      <style:graphic-properties svg:stroke-width="0.05cm" svg:stroke-color="#000000" draw:marker-start-width="0.355cm" draw:marker-end="" draw:marker-end-width="0.22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1.62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7cm" fo:min-width="6.9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965cm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75cm" fo:min-width="1.5cm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75cm" fo:min-width="1.5cm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0.75cm" fo:min-width="4.5cm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75cm" fo:min-width="4.5cm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0.75cm" fo:min-width="4.5cm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0.75cm" fo:min-width="1.5cm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0.75cm" fo:min-width="1.5cm"/>
    </style:style>
    <style:style style:name="P1" style:family="paragraph">
      <style:paragraph-properties fo:text-align="center"/>
      <style:text-properties style:font-name="Noto Sans Mono CJK TC Regula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Noto Sans Mono CJK TC Regular" fo:font-size="12pt" style:letter-kerning="true" style:font-name-asian="Microsoft JhengHei" style:font-size-asian="12pt" style:font-name-complex="Arial" style:font-size-complex="12pt"/>
    </style:style>
    <style:style style:name="P4" style:family="paragraph">
      <loext:graphic-properties draw:fill="none"/>
      <style:paragraph-properties fo:text-align="center"/>
      <style:text-properties style:font-name="Noto Sans Mono CJK TC Regular"/>
    </style:style>
    <style:style style:name="P5" style:family="paragraph">
      <loext:graphic-properties draw:fill="none" draw:fill-color="#ffffff"/>
      <style:text-properties style:font-name="Noto Sans Mono CJK TC Regular" fo:font-size="12pt" style:font-size-asian="12pt" style:font-size-complex="12pt"/>
    </style:style>
    <style:style style:name="P6" style:family="paragraph">
      <style:paragraph-properties fo:text-align="center"/>
      <style:text-properties style:font-name="Noto Sans Mono CJK TC Regular" fo:font-size="11pt" style:letter-kerning="true" style:font-name-asian="Microsoft JhengHei" style:font-size-asian="11pt" style:font-name-complex="Arial" style:font-size-complex="11pt"/>
    </style:style>
    <style:style style:name="P7" style:family="paragraph">
      <loext:graphic-properties draw:fill="none" draw:fill-color="#ffffff"/>
      <style:text-properties style:font-name="思源宋體 TW Heavy"/>
    </style:style>
    <style:style style:name="P8" style:family="paragraph">
      <loext:graphic-properties draw:fill="none" draw:fill-color="#ffffff"/>
      <style:text-properties style:font-name="思源宋體 TW SemiBold" fo:font-size="12pt" style:font-size-asian="12pt" style:font-size-complex="12pt"/>
    </style:style>
    <style:style style:name="T1" style:family="text">
      <style:text-properties style:font-name="Noto Sans Mono CJK TC Regular" fo:font-size="12pt" style:letter-kerning="true" style:font-name-asian="Microsoft JhengHei" style:font-size-asian="12pt" style:font-name-complex="Arial" style:font-size-complex="12pt"/>
    </style:style>
    <style:style style:name="T2" style:family="text">
      <style:text-properties style:font-name="Noto Sans Mono CJK TC Regular" fo:font-size="12pt" style:font-size-asian="12pt" style:font-size-complex="12pt"/>
    </style:style>
    <style:style style:name="T3" style:family="text">
      <style:text-properties style:font-name="Noto Sans Mono CJK TC Regular" fo:font-size="11pt" style:letter-kerning="true" style:font-name-asian="Microsoft JhengHei" style:font-size-asian="11pt" style:font-name-complex="Arial" style:font-size-complex="11pt"/>
    </style:style>
    <style:style style:name="T4" style:family="text">
      <style:text-properties style:font-name="思源宋體 TW Heavy"/>
    </style:style>
    <style:style style:name="T5" style:family="text">
      <style:text-properties style:font-name="思源宋體 TW SemiBol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1cm" svg:height="1cm" svg:x="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cm" svg:height="1cm" svg:x="3cm" svg:y="4cm">
          <text:p text:style-name="P2"><text:span text:style-name="T1">Socket();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1cm" svg:x="3cm" svg:y="6cm">
          <text:p text:style-name="P2"><text:span text:style-name="T1">setsockopt();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1cm" svg:x="3cm" svg:y="8cm">
          <text:p text:style-name="P2"><text:span text:style-name="T1">bind(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cm" svg:height="1cm" svg:x="3cm" svg:y="10cm">
          <text:p text:style-name="P2"><text:span text:style-name="T1">listen();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2.5cm" svg:y1="12cm" svg:x2="5.5cm" svg:y2="12cm">
          <text:p/>
        </draw:line>
        <draw:line draw:style-name="gr6" draw:text-style-name="P4" draw:layer="layout" svg:x1="5.5cm" svg:y1="11cm" svg:x2="5.5cm" svg:y2="13cm">
          <text:p/>
        </draw:line>
        <draw:line draw:style-name="gr6" draw:text-style-name="P4" draw:layer="layout" svg:x1="5.5cm" svg:y1="3cm" svg:x2="5.5cm" svg:y2="4cm">
          <text:p/>
        </draw:line>
        <draw:line draw:style-name="gr6" draw:text-style-name="P4" draw:layer="layout" svg:x1="5.5cm" svg:y1="5cm" svg:x2="5.5cm" svg:y2="6cm">
          <text:p/>
        </draw:line>
        <draw:line draw:style-name="gr6" draw:text-style-name="P4" draw:layer="layout" svg:x1="5.5cm" svg:y1="7cm" svg:x2="5.5cm" svg:y2="8cm">
          <text:p/>
        </draw:line>
        <draw:line draw:style-name="gr6" draw:text-style-name="P4" draw:layer="layout" svg:x1="5.5cm" svg:y1="9cm" svg:x2="5.5cm" svg:y2="10cm">
          <text:p/>
        </draw:line>
        <draw:frame draw:style-name="gr7" draw:text-style-name="P5" draw:layer="layout" svg:width="2.83cm" svg:height="0.878cm" svg:x="5.5cm" svg:y="11.1cm">
          <draw:text-box>
            <text:p><text:span text:style-name="T2">Server Loop</text:span></text:p>
          </draw:text-box>
        </draw:frame>
        <draw:line draw:style-name="gr8" draw:text-style-name="P4" draw:layer="layout" svg:x1="1cm" svg:y1="27cm" svg:x2="16cm" svg:y2="27cm">
          <text:p/>
        </draw:line>
        <draw:custom-shape draw:style-name="gr9" draw:text-style-name="P6" draw:layer="layout" svg:width="5cm" svg:height="1cm" svg:x="3cm" svg:y="13cm">
          <text:p text:style-name="P2"><text:span text:style-name="T3">select();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4cm" svg:y1="14cm" svg:x2="4cm" svg:y2="15cm">
          <text:p/>
        </draw:line>
        <draw:line draw:style-name="gr10" draw:text-style-name="P4" draw:layer="layout" svg:x1="7cm" svg:y1="17cm" svg:x2="4cm" svg:y2="17cm">
          <text:p/>
        </draw:line>
        <draw:line draw:style-name="gr10" draw:text-style-name="P4" draw:layer="layout" svg:x1="2.5cm" svg:y1="18cm" svg:x2="2.5cm" svg:y2="12cm">
          <text:p/>
        </draw:line>
        <draw:frame draw:style-name="gr11" draw:text-style-name="P7" draw:layer="layout" svg:width="12.123cm" svg:height="1.157cm" svg:x="0.977cm" svg:y="27cm">
          <draw:text-box>
            <text:p><text:span text:style-name="T4">Select Pthread Server Flow Chart</text:span></text:p>
          </draw:text-box>
        </draw:frame>
        <draw:frame draw:style-name="gr12" draw:text-style-name="P8" draw:layer="layout" svg:width="7.462cm" svg:height="0.857cm" svg:x="1.038cm" svg:y="27.843cm">
          <draw:text-box>
            <text:p><text:span text:style-name="T5">2341 NETWORK PROGRAMMING</text:span></text:p>
          </draw:text-box>
        </draw:frame>
        <draw:frame draw:style-name="gr13" draw:text-style-name="P5" draw:layer="layout" svg:width="3.465cm" svg:height="0.878cm" svg:x="5.6cm" svg:y="3.022cm">
          <draw:text-box>
            <text:p text:style-name="P2"><text:span text:style-name="T1">Initialization</text:span></text:p>
          </draw:text-box>
        </draw:frame>
        <draw:custom-shape draw:style-name="gr14" draw:text-style-name="P6" draw:layer="layout" svg:width="2cm" svg:height="1cm" svg:x="6cm" svg:y="15cm">
          <text:p text:style-name="P2"><text:span text:style-name="T3">accept(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7cm" svg:y1="14cm" svg:x2="7cm" svg:y2="15cm">
          <text:p/>
        </draw:line>
        <draw:frame draw:style-name="gr7" draw:text-style-name="P5" draw:layer="layout" svg:width="2.83cm" svg:height="0.878cm" svg:x="6.87cm" svg:y="14.022cm">
          <draw:text-box>
            <text:p><text:span text:style-name="T2">server_fd</text:span></text:p>
          </draw:text-box>
        </draw:frame>
        <draw:frame draw:style-name="gr7" draw:text-style-name="P5" draw:layer="layout" svg:width="2.83cm" svg:height="0.878cm" svg:x="3.87cm" svg:y="14cm">
          <draw:text-box>
            <text:p><text:span text:style-name="T2">STDIN</text:span></text:p>
          </draw:text-box>
        </draw:frame>
        <draw:custom-shape draw:style-name="gr15" draw:text-style-name="P6" draw:layer="layout" svg:width="2cm" svg:height="1cm" svg:x="3cm" svg:y="15cm">
          <text:p text:style-name="P2"><text:span text:style-name="T3">send(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2.03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5cm" svg:height="1cm" svg:x="10.035cm" svg:y="13cm">
          <text:p text:style-name="P2"><text:span text:style-name="T1">Socket();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2.535cm" svg:y1="12cm" svg:x2="12.535cm" svg:y2="13cm">
          <text:p/>
        </draw:line>
        <draw:frame draw:style-name="gr13" draw:text-style-name="P5" draw:layer="layout" svg:width="3.465cm" svg:height="0.878cm" svg:x="12.635cm" svg:y="12.022cm">
          <draw:text-box>
            <text:p text:style-name="P2"><text:span text:style-name="T1">Initialization</text:span></text:p>
          </draw:text-box>
        </draw:frame>
        <draw:custom-shape draw:style-name="gr17" draw:text-style-name="P3" draw:layer="layout" svg:width="5cm" svg:height="1cm" svg:x="10.035cm" svg:y="15cm">
          <text:p text:style-name="P2"><text:span text:style-name="T1">connect();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2.5cm" svg:y1="14cm" svg:x2="12.5cm" svg:y2="15cm">
          <text:p/>
        </draw:line>
        <draw:line draw:style-name="gr6" draw:text-style-name="P4" draw:layer="layout" svg:x1="10cm" svg:y1="15.5cm" svg:x2="8cm" svg:y2="15.5cm">
          <text:p/>
        </draw:line>
        <draw:custom-shape draw:style-name="gr18" draw:text-style-name="P6" draw:layer="layout" svg:width="5cm" svg:height="1cm" svg:x="10cm" svg:y="18cm">
          <text:p text:style-name="P2"><text:span text:style-name="T3">select();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1cm" svg:y1="19cm" svg:x2="11cm" svg:y2="20cm">
          <text:p/>
        </draw:line>
        <draw:line draw:style-name="gr6" draw:text-style-name="P4" draw:layer="layout" svg:x1="14cm" svg:y1="19cm" svg:x2="14cm" svg:y2="20cm">
          <text:p/>
        </draw:line>
        <draw:frame draw:style-name="gr7" draw:text-style-name="P5" draw:layer="layout" svg:width="2.83cm" svg:height="0.878cm" svg:x="10.87cm" svg:y="19cm">
          <draw:text-box>
            <text:p><text:span text:style-name="T2">STDIN</text:span></text:p>
          </draw:text-box>
        </draw:frame>
        <draw:line draw:style-name="gr6" draw:text-style-name="P4" draw:layer="layout" svg:x1="12.5cm" svg:y1="16cm" svg:x2="12.5cm" svg:y2="18cm">
          <text:p/>
        </draw:line>
        <draw:frame draw:style-name="gr7" draw:text-style-name="P5" draw:layer="layout" svg:width="2.83cm" svg:height="0.878cm" svg:x="14cm" svg:y="18.9cm">
          <draw:text-box>
            <text:p><text:span text:style-name="T2">sockfd</text:span></text:p>
          </draw:text-box>
        </draw:frame>
        <draw:custom-shape draw:style-name="gr19" draw:text-style-name="P6" draw:layer="layout" svg:width="2cm" svg:height="1cm" svg:x="10cm" svg:y="20cm">
          <text:p text:style-name="P2"><text:span text:style-name="T3">send(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cm" svg:height="1cm" svg:x="13cm" svg:y="20cm">
          <text:p text:style-name="P2"><text:span text:style-name="T3">recv(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9.5cm" svg:y1="17cm" svg:x2="12.5cm" svg:y2="17cm">
          <text:p/>
        </draw:line>
        <draw:line draw:style-name="gr10" draw:text-style-name="P4" draw:layer="layout" svg:x1="9.5cm" svg:y1="23cm" svg:x2="9.5cm" svg:y2="17cm">
          <text:p/>
        </draw:line>
        <draw:frame draw:style-name="gr7" draw:text-style-name="P5" draw:layer="layout" svg:width="2.83cm" svg:height="0.878cm" svg:x="12.5cm" svg:y="16.2cm">
          <draw:text-box>
            <text:p><text:span text:style-name="T2">Client Loop</text:span></text:p>
          </draw:text-box>
        </draw:frame>
        <draw:line draw:style-name="gr10" draw:text-style-name="P4" draw:layer="layout" svg:x1="5.5cm" svg:y1="18cm" svg:x2="2.5cm" svg:y2="18cm">
          <text:p/>
        </draw:line>
        <draw:line draw:style-name="gr10" draw:text-style-name="P4" draw:layer="layout" svg:x1="12.5cm" svg:y1="23cm" svg:x2="9.5cm" svg:y2="23cm">
          <text:p/>
        </draw:line>
        <draw:line draw:style-name="gr10" draw:text-style-name="P4" draw:layer="layout" svg:x1="12.5cm" svg:y1="23cm" svg:x2="12.5cm" svg:y2="22cm">
          <text:p/>
        </draw:line>
        <draw:line draw:style-name="gr10" draw:text-style-name="P4" draw:layer="layout" svg:x1="4cm" svg:y1="17cm" svg:x2="4cm" svg:y2="16cm">
          <text:p/>
        </draw:line>
        <draw:line draw:style-name="gr10" draw:text-style-name="P4" draw:layer="layout" svg:x1="7cm" svg:y1="17cm" svg:x2="7cm" svg:y2="16cm">
          <text:p/>
        </draw:line>
        <draw:line draw:style-name="gr10" draw:text-style-name="P4" draw:layer="layout" svg:x1="5.5cm" svg:y1="18cm" svg:x2="5.5cm" svg:y2="17cm">
          <text:p/>
        </draw:line>
        <draw:line draw:style-name="gr10" draw:text-style-name="P4" draw:layer="layout" svg:x1="14cm" svg:y1="22cm" svg:x2="11cm" svg:y2="22cm">
          <text:p/>
        </draw:line>
        <draw:line draw:style-name="gr10" draw:text-style-name="P4" draw:layer="layout" svg:x1="11cm" svg:y1="22cm" svg:x2="11cm" svg:y2="21cm">
          <text:p/>
        </draw:line>
        <draw:line draw:style-name="gr10" draw:text-style-name="P4" draw:layer="layout" svg:x1="14cm" svg:y1="22cm" svg:x2="14cm" svg:y2="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宋體 TW Heavy" svg:font-family="'思源宋體 TW Heavy'" style:font-adornments="Heavy" style:font-family-generic="roman" style:font-pitch="variable"/>
    <style:font-face style:name="思源宋體 TW SemiBold" svg:font-family="'思源宋體 TW SemiBold'" style:font-family-generic="roman" style:font-pitch="variable"/>
    <style:font-face style:name="Noto Sans Mono CJK TC Regular" svg:font-family="'Noto Sans Mono CJK TC Regular'" style:font-adornments="標準" style:font-family-generic="swiss" style:font-pitch="variable"/>
    <style:font-face style:name="Arial" svg:font-family="Arial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PMingLiU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JhengHei" style:font-family-asian="'Microsoft Jheng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入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23:52:04.368000000</meta:creation-date>
    <dc:date>2017-06-23T11:42:04.078000000</dc:date>
    <meta:editing-duration>PT19M35S</meta:editing-duration>
    <meta:editing-cycles>9</meta:editing-cycles>
    <meta:generator>LibreOffice/5.3.1.2$Windows_X86_64 LibreOffice_project/e80a0e0fd1875e1696614d24c32df0f95f03deb2</meta:generator>
    <meta:document-statistic meta:object-count="52"/>
  </office:meta>
</office:document-meta>
</file>